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list-style-name="L1">
      <style:paragraph-properties fo:text-align="justify" style:justify-single-word="false"/>
      <style:text-properties fo:font-weight="bold" style:font-weight-asian="bold" style:font-weight-complex="bold"/>
    </style:style>
    <style:style style:name="P3" style:family="paragraph" style:parent-style-name="Standard" style:list-style-name="L2">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list-style-name="L5">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style:text-underline-style="none"/>
    </style:style>
    <style:style style:name="T7" style:family="text">
      <style:text-properties style:font-name="Arial" style:text-underline-style="none" fo:font-weight="normal" style:font-weight-asian="normal" style:font-weight-complex="normal"/>
    </style:style>
    <style:style style:name="T8" style:family="text">
      <style:text-properties style:font-name="Arial" fo:font-style="italic" style:text-underline-style="none" fo:font-weight="normal" style:font-style-asian="italic" style:font-weight-asian="normal" style:font-style-complex="italic" style:font-weight-complex="normal"/>
    </style:style>
    <style:style style:name="T9" style:family="text">
      <style:text-properties style:font-name="Arial" fo:font-weight="normal" style:font-weight-asian="normal" style:font-weight-complex="normal"/>
    </style:style>
    <style:style style:name="T10" style:family="text">
      <style:text-properties style:text-position="sub 58%" style:font-name="Arial"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Name: Proceso de Normalización de Textos</text:span></text:p>
      <text:p text:style-name="P7"><text:span text:style-name="T2"/></text:p>
      <text:p text:style-name="P7"><text:span text:style-name="T1">Ambiente:</text:span> Los textos provenientes del proceso de conversión de PDF a TXT poseen múltiples problemas como la división de palabras u oraciones no útiles a la hora de hacer procesamiento NLP. Ejemplo: Al dividir en palabras(tokenizing) una palabra dividida al final de la oración puede ser tomada como dos palabras “confra- ternizar” = “confra-” &amp; “ternizar”, el resultado esperado es “confraternizar”. Esto afecta las estadísticas del texto, la sintaxis, y por supuesto muy probablemente la semántica de la oración en la que está involucrada. En la detección de plagio parafrástico esto no se puede permitir. (Quizás en otros problemas de NLP sí)</text:p>
      <text:p text:style-name="P7"/>
      <text:p text:style-name="P1">Tipo:<text:span text:style-name="T2"> Tarea de Procesamiento</text:span></text:p>
      <text:p text:style-name="P1"><text:span text:style-name="T2"/></text:p>
      <text:p text:style-name="P1">Condiciones Iniciales:<text:span text:style-name="T2"> </text:span></text:p>
      <text:list xml:id="list504152024" text:style-name="L1">
        <text:list-item>
          <text:p text:style-name="P2"><text:span text:style-name="T2">El fichero debe ser de tipo txt. No odt, xls, etc.</text:span></text:p>
        </text:list-item>
        <text:list-item>
          <text:p text:style-name="P2"><text:span text:style-name="T2">Las fuentes que lo generaron deben ser bibliotecas que no hacen “</text:span><text:span text:style-name="T3">Reconocimiento Lógico de Estructura</text:span><text:span text:style-name="T2">”.</text:span></text:p>
        </text:list-item>
        <text:list-item>
          <text:p text:style-name="P2"><text:span text:style-name="T2">El proceso de “</text:span><text:span text:style-name="T3">Reconocimiento Lógico de Estructura</text:span><text:span text:style-name="T2">” puede hacerse con alguna biblioteca antes de la Normalización, preferiblemente aplicar directamente al formato no .txt del que proviene la información.</text:span></text:p>
        </text:list-item>
        <text:list-item>
          <text:p text:style-name="P2"><text:span text:style-name="T2">En SWL bibliotecas como pdftotext, pdf2txt no tienen reconocimiento del texto enriquecido o del entiquetado del PDF por lo tanto son aceptadas como fuentes generadoras del documento.</text:span></text:p>
        </text:list-item>
      </text:list>
      <text:p text:style-name="P1"><text:span text:style-name="T2"/></text:p>
      <text:p text:style-name="P1">Problema:<text:span text:style-name="T2"> Es necesario limpiar los .txt para tener un texto correctamente formateado para aplicar técnicas de NLP como generación de n-grams, etc. Algunos de los problemas de formato son:</text:span></text:p>
      <text:list xml:id="list2130665720" text:style-name="L2">
        <text:list-item>
          <text:p text:style-name="P3"><text:span text:style-name="T2">A nivel de palabras: (</text:span>NP<text:span text:style-name="T2">)</text:span></text:p>
          <text:list>
            <text:list-item>
              <text:p text:style-name="P3"><text:span text:style-name="T2">Reconocimiento de URLs, direcciones de correo, fechas, etc.</text:span></text:p>
            </text:list-item>
            <text:list-item>
              <text:p text:style-name="P3"><text:span text:style-name="T2">División de palabras al final de la oración.</text:span></text:p>
            </text:list-item>
            <text:list-item>
              <text:p text:style-name="P3"><text:span text:style-name="T2">Reconocimiento de collocations o expresionse como “Procesamiento de Lenguaje Natural”</text:span></text:p>
            </text:list-item>
          </text:list>
        </text:list-item>
        <text:list-item>
          <text:p text:style-name="P3"><text:span text:style-name="T2">A nivel de oraciones:(</text:span>NO<text:span text:style-name="T2">)</text:span></text:p>
          <text:list>
            <text:list-item>
              <text:p text:style-name="P3"><text:span text:style-name="T2">División de oraciones al final de la línea.</text:span></text:p>
            </text:list-item>
            <text:list-item>
              <text:p text:style-name="P3"><text:span text:style-name="T2">Fraccionamiento de la oración por puntuaciones poco frecuentes. Ej.: “!, ?, “, :, etc”.</text:span></text:p>
            </text:list-item>
          </text:list>
        </text:list-item>
        <text:list-item>
          <text:p text:style-name="P3"><text:span text:style-name="T2">Caracteres especiales (</text:span>CE<text:span text:style-name="T2">): Los textos cuando son procesados sin usar </text:span>unicode<text:span text:style-name="T2"> muchas veces contienen caracteres extraños que deben ser sustituidos.</text:span></text:p>
          <text:list>
            <text:list-item>
              <text:p text:style-name="P3"><text:span text:style-name="T2">Las letras griegas de las ecuaciones matemáticas. Ej.: “</text:span><text:span text:style-name="T5">Σ</text:span><text:span text:style-name="T5">, </text:span><text:span text:style-name="T5">Π,Ω,Φ,Ψ,...”</text:span></text:p>
            </text:list-item>
            <text:list-item>
              <text:p text:style-name="P3"><text:span text:style-name="T5">Símbolos que se utilizan frecuentemente. Ej.: ”©, £, ±, ½, →, €,...”</text:span></text:p>
            </text:list-item>
          </text:list>
        </text:list-item>
        <text:list-item>
          <text:p text:style-name="P3"><text:span text:style-name="T5">Otros elementos estructurantes de los textos enriquecidos:</text:span></text:p>
          <text:list>
            <text:list-item>
              <text:p text:style-name="P3"><text:span text:style-name="T5">Líneas en blanco, saltos de página, notas al pie, referencias, etc.</text:span></text:p>
            </text:list-item>
          </text:list>
        </text:list-item>
      </text:list>
      <text:p text:style-name="P1"><text:span text:style-name="T5"/></text:p>
      <text:p text:style-name="P1"><text:span text:style-name="T4">Solución:</text:span><text:span text:style-name="T5"> Utilizar expresiones regulares para filtrar todos estos elementos en su correspondiente orden, que ayude a obtener un texto más útil para el proceso NLP. Pasos:</text:span></text:p>
      <text:list xml:id="list1648374236" text:style-name="L5">
        <text:list-item>
          <text:p text:style-name="P6"><text:span text:style-name="T4">Filtrado de URLs. (NP)</text:span></text:p>
        </text:list-item>
        <text:list-item>
          <text:p text:style-name="P6"><text:span text:style-name="T4">Filtrado de puntos consecutivos. (NO)</text:span></text:p>
        </text:list-item>
        <text:list-item>
          <text:p text:style-name="P6"><text:span text:style-name="T4">Cadenas continuas [incluye emails y abreviaturas].</text:span><text:span text:style-name="T6"> (NP)</text:span></text:p>
        </text:list-item>
        <text:list-item>
          <text:p text:style-name="P6"><text:soft-page-break/><text:span text:style-name="T6">División de palabras al final del margen. (NP)</text:span></text:p>
        </text:list-item>
        <text:list-item>
          <text:p text:style-name="P6"><text:span text:style-name="T6">División de oración al final del margen. (NO)</text:span></text:p>
        </text:list-item>
        <text:list-item>
          <text:p text:style-name="P6"><text:span text:style-name="T6">División de ideas al haber “:”+salto de línea, pueden ocurrir viñetas luego. (NO)</text:span></text:p>
        </text:list-item>
        <text:list-item>
          <text:p text:style-name="P6"><text:span text:style-name="T6">Definición de alcance de las comillas. Encierran una oración? (NO)</text:span></text:p>
        </text:list-item>
        <text:list-item>
          <text:p text:style-name="P6"><text:span text:style-name="T6">Símbolos de “!” y “?” al final de la oración. (NO)</text:span></text:p>
        </text:list-item>
        <text:list-item>
          <text:p text:style-name="P6"><text:span text:style-name="T6">Sustitución de los puntos finales de oración por una cadena especial “##X</text:span><text:span text:style-name="T10">i</text:span><text:span text:style-name="T6">”.(NO)</text:span></text:p>
        </text:list-item>
        <text:list-item>
          <text:p text:style-name="P6"><text:span text:style-name="T6">Eliminación de los restantes signos de puntuación que no ofrecen valor semántico. Ej: “;, [, ], (, ),...”. Exceptuando al “_”, y al “\”. (NO)</text:span></text:p>
        </text:list-item>
        <text:list-item>
          <text:p text:style-name="P6"><text:span text:style-name="T6">Eliminar los “.” que queden por cualquier circunstancia que ya no son válidos. (NO)</text:span></text:p>
        </text:list-item>
        <text:list-item>
          <text:p text:style-name="P6"><text:span text:style-name="T6">Eliminar saltos de párrafo y página. (NPárrafo)</text:span></text:p>
        </text:list-item>
        <text:list-item>
          <text:p text:style-name="P6"><text:span text:style-name="T6">Para refinar el texto y continuar: (Refinar)</text:span></text:p>
          <text:list>
            <text:list-item>
              <text:p text:style-name="P6"><text:span text:style-name="T6">Sustituir cadena especial por “.”</text:span></text:p>
            </text:list-item>
            <text:list-item>
              <text:p text:style-name="P6"><text:span text:style-name="T6">Eliminar nuevamente puntos consecutivos.</text:span></text:p>
            </text:list-item>
            <text:list-item>
              <text:p text:style-name="P6"><text:span text:style-name="T6">Eliminar saltos de página y otros espacios en blanco sobrantes dejando todo el texto en una sola línea.</text:span></text:p>
            </text:list-item>
          </text:list>
        </text:list-item>
        <text:list-item>
          <text:p text:style-name="P6"><text:span text:style-name="T6">Sustituir símbolos griegos u otros por su respectiva palabra.</text:span></text:p>
        </text:list-item>
        <text:list-item>
          <text:p text:style-name="P6"><text:span text:style-name="T6">Eliminar caracteres raros sustituyendo por una cadena vacía o su respectiva palabra.</text:span></text:p>
        </text:list-item>
        <text:list-item>
          <text:p text:style-name="P6"><text:span text:style-name="T6">Procesar “\” eliminando los que queden.</text:span></text:p>
        </text:list-item>
        <text:list-item>
          <text:p text:style-name="P6"><text:span text:style-name="T6">Agregar un punto al final del texto si este no lo tiene, de manera que la última oración sea delimitada por un punto final al igual que las otras.</text:span></text:p>
        </text:list-item>
      </text:list>
      <text:p text:style-name="P5"><text:span text:style-name="T6"/></text:p>
      <text:p text:style-name="P1"><text:span text:style-name="T6">Resultado Esperado:</text:span><text:span text:style-name="T7"> El texto se convertirá en una sola línea cuyas oraciones estarán identificadas por un punto final, no habrá otros signos exceptuando el “_” que se utilizará para identificar caracteres que van unidos por su función morfológica, léxica, o semántica.</text:span></text:p>
      <text:p text:style-name="P1"><text:span text:style-name="T7"/></text:p>
      <text:p text:style-name="P1"><text:span text:style-name="T6">Procesos Relacionados:</text:span><text:span text:style-name="T7"> el proceso “</text:span><text:span text:style-name="T8">Texto Enriquecido to TXT</text:span><text:span text:style-name="T7">” le precede, el proceso “</text:span><text:span text:style-name="T8">NLP</text:span><text:span text:style-name="T7">” le sucede.</text:span></text:p>
      <text:p text:style-name="P1"><text:span text:style-name="T7"/></text:p>
      <text:p text:style-name="P1"><text:span text:style-name="T6">Usos &amp; Ejemplos:</text:span><text:span text:style-name="T7"> Este proceso debe ser usado siempre que se requiera de un texto con sus oraciones bien delimitadas, las palabras bien compuestas y delimitadas por espacios, así como limpio de cualquier cadena que no sea un punto final o una palabra.</text:span></text:p>
      <text:p text:style-name="P1"><text:span text:style-name="T7"/></text:p>
      <text:p text:style-name="P4"><text:span text:style-name="T7">Elaborado por: Ing. Abel Meneses Abad</text:span></text:p>
      <text:p text:style-name="P4"><text:span text:style-name="T7"><text:date style:data-style-name="N37" text:date-value="2014-08-29T15:12:07" text:fixed="true">29/08/14</text:date></text:span><text:span text:style-name="T7"> </text:span><text:span text:style-name="T7"><text:time style:data-style-name="N41" text:time-value="2014-08-29T15:12:15" text:fixed="true">15:12:15</text: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neses Abad</meta:initial-creator>
    <meta:creation-date>2014-08-29T14:05:11</meta:creation-date>
    <meta:generator>LibreOffice/3.5$Linux_x86 LibreOffice_project/350m1$Build-2</meta:generator>
    <dc:date>2014-08-29T15:12:17</dc:date>
    <dc:creator>Abel Meneses Abad</dc:creator>
    <meta:editing-duration>PT46M31S</meta:editing-duration>
    <meta:editing-cycles>8</meta:editing-cycles>
    <meta:document-statistic meta:table-count="0" meta:image-count="0" meta:object-count="0" meta:page-count="2" meta:paragraph-count="47" meta:word-count="725" meta:character-count="4447" meta:non-whitespace-character-count="3805"/>
  </office:meta>
</office:document-meta>
</file>